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2300000023A44C958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officeooo:paragraph-rsid="00298643"/>
    </style:style>
    <style:style style:name="P2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size="10pt" fo:font-style="italic" fo:font-weight="normal" officeooo:rsid="002e3382" officeooo:paragraph-rsid="0038fc2b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weight="normal" officeooo:paragraph-rsid="00220813" style:font-weight-asian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tyle="italic" fo:font-weight="normal" officeooo:rsid="00298643" officeooo:paragraph-rsid="00298643" style:font-style-asian="italic" style:font-weight-asian="normal" style:font-style-complex="italic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ize="12pt" fo:font-style="italic" fo:font-weight="normal" officeooo:paragraph-rsid="00220813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officeooo:rsid="00220813" officeooo:paragraph-rsid="00220813"/>
    </style:style>
    <style:style style:name="P7" style:family="paragraph" style:parent-style-name="Header">
      <style:text-properties officeooo:rsid="00220813" officeooo:paragraph-rsid="0022081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text-properties style:font-name="Calibri Light" fo:font-weight="normal" officeooo:rsid="00483ba9" officeooo:paragraph-rsid="0048215e" style:font-weight-asian="normal" style:font-weight-complex="normal"/>
    </style:style>
    <style:style style:name="P10" style:family="paragraph" style:parent-style-name="Standard">
      <style:text-properties style:font-name="Calibri Light" fo:font-weight="normal" officeooo:rsid="004a1de5" officeooo:paragraph-rsid="004a22ce" style:font-weight-asian="normal" style:font-weight-complex="normal"/>
    </style:style>
    <style:style style:name="P11" style:family="paragraph" style:parent-style-name="Standard">
      <style:text-properties style:font-name="Calibri Light" fo:font-weight="bold" officeooo:rsid="0048215e" officeooo:paragraph-rsid="0048215e" style:font-weight-asian="bold" style:font-weight-complex="bold"/>
    </style:style>
    <style:style style:name="P12" style:family="paragraph" style:parent-style-name="Standard">
      <style:text-properties style:font-name="Calibri Light" fo:font-weight="bold" officeooo:rsid="004a1de5" officeooo:paragraph-rsid="004a22ce" style:font-weight-asian="bold" style:font-weight-complex="bold"/>
    </style:style>
    <style:style style:name="P13" style:family="paragraph" style:parent-style-name="Standard">
      <style:text-properties style:font-name="Calibri Light" fo:font-weight="bold" officeooo:rsid="004c0808" officeooo:paragraph-rsid="004c0808" style:font-weight-asian="bold" style:font-weight-complex="bold"/>
    </style:style>
    <style:style style:name="P14" style:family="paragraph" style:parent-style-name="Text_20_body">
      <style:text-properties style:font-name="Calibri Light"/>
    </style:style>
    <style:style style:name="P15" style:family="paragraph" style:parent-style-name="Text_20_body">
      <style:text-properties style:font-name="Calibri Light" fo:font-weight="bold" officeooo:rsid="0048215e" officeooo:paragraph-rsid="0048215e" style:font-weight-asian="bold" style:font-weight-complex="bold"/>
    </style:style>
    <style:style style:name="P16" style:family="paragraph" style:parent-style-name="Text_20_body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Calibri Light" fo:font-size="20pt" fo:font-weight="bold" officeooo:rsid="004d02ed" officeooo:paragraph-rsid="004d02ed" style:font-size-asian="20pt" style:font-weight-asian="bold" style:font-size-complex="20pt" style:font-weight-complex="bold"/>
    </style:style>
    <style:style style:name="P17" style:family="paragraph" style:parent-style-name="Standard" style:list-style-name="L1">
      <style:text-properties style:font-name="Calibri Light" fo:font-weight="normal" officeooo:rsid="00483ba9" officeooo:paragraph-rsid="0048215e" style:font-weight-asian="normal" style:font-weight-complex="normal"/>
    </style:style>
    <style:style style:name="P18" style:family="paragraph" style:parent-style-name="Standard" style:list-style-name="L1">
      <style:text-properties style:font-name="Calibri Light" fo:font-weight="normal" officeooo:rsid="00485bf9" officeooo:paragraph-rsid="004d02ed" style:font-weight-asian="normal" style:font-weight-complex="normal"/>
    </style:style>
    <style:style style:name="P19" style:family="paragraph" style:parent-style-name="Standard" style:list-style-name="L2">
      <style:text-properties style:font-name="Calibri Light" fo:font-weight="normal" officeooo:rsid="00466ed7" officeooo:paragraph-rsid="0048215e" style:font-weight-asian="normal" style:font-weight-complex="normal"/>
    </style:style>
    <style:style style:name="P20" style:family="paragraph" style:parent-style-name="Standard" style:list-style-name="L3">
      <style:text-properties style:font-name="Calibri Light" fo:font-weight="normal" officeooo:rsid="004a1de5" officeooo:paragraph-rsid="004a22ce" style:font-weight-asian="normal" style:font-weight-complex="normal"/>
    </style:style>
    <style:style style:name="P21" style:family="paragraph" style:parent-style-name="Standard" style:list-style-name="L4">
      <style:text-properties style:font-name="Calibri Light" fo:font-weight="normal" officeooo:rsid="004c0808" officeooo:paragraph-rsid="004c0808" style:font-weight-asian="normal" style:font-weight-complex="normal"/>
    </style:style>
    <style:style style:name="P22" style:family="paragraph" style:parent-style-name="Standard" style:list-style-name="L1">
      <style:text-properties style:font-name="Calibri Light" fo:font-weight="bold" officeooo:rsid="004d02ed" officeooo:paragraph-rsid="004d02ed" style:font-weight-asian="bold" style:font-weight-complex="bold"/>
    </style:style>
    <style:style style:name="P23" style:family="paragraph" style:parent-style-name="Standard" style:list-style-name="L2">
      <style:text-properties style:font-name="Calibri Light" fo:font-weight="bold" officeooo:rsid="004d02ed" officeooo:paragraph-rsid="004d02ed" style:font-weight-asian="bold" style:font-weight-complex="bold"/>
    </style:style>
    <style:style style:name="P24" style:family="paragraph" style:parent-style-name="Standard" style:list-style-name="L4">
      <style:text-properties style:font-name="Calibri Light" fo:font-weight="bold" officeooo:rsid="0050fc6e" officeooo:paragraph-rsid="0050fc6e" style:font-weight-asian="bold" style:font-weight-complex="bold"/>
    </style:style>
    <style:style style:name="P25" style:family="paragraph" style:parent-style-name="Standard" style:list-style-name="L3">
      <style:text-properties style:font-name="Calibri Light" fo:font-weight="bold" officeooo:rsid="0050fc6e" officeooo:paragraph-rsid="0050fc6e" style:font-weight-asian="bold" style:font-weight-complex="bold"/>
    </style:style>
    <style:style style:name="P26" style:family="paragraph" style:parent-style-name="Standard" style:list-style-name="L3">
      <style:text-properties officeooo:paragraph-rsid="004a22ce"/>
    </style:style>
    <style:style style:name="T1" style:family="text">
      <style:text-properties officeooo:rsid="00220813"/>
    </style:style>
    <style:style style:name="T2" style:family="text">
      <style:text-properties fo:font-size="10pt" officeooo:rsid="00220813" style:font-size-asian="10pt" style:font-size-complex="10pt"/>
    </style:style>
    <style:style style:name="T3" style:family="text">
      <style:text-properties style:font-name="Calibri" fo:font-size="10pt" fo:font-style="italic" officeooo:rsid="00220813" style:font-size-asian="10pt" style:font-style-asian="italic" style:font-size-complex="10pt" style:font-style-complex="italic"/>
    </style:style>
    <style:style style:name="T4" style:family="text">
      <style:text-properties style:font-name="Calibri" fo:font-size="10pt" fo:font-style="italic" officeooo:rsid="003e92ca" style:font-size-asian="10pt" style:font-style-asian="italic" style:font-size-complex="10pt" style:font-style-complex="italic"/>
    </style:style>
    <style:style style:name="T5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Calibri" fo:font-size="10pt" fo:font-style="italic" fo:font-weight="normal" officeooo:rsid="00220813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Calibri" fo:font-size="10pt" fo:language="en" fo:country="US" fo:font-style="italic" officeooo:rsid="00220813" style:font-size-asian="10pt" style:font-style-asian="italic" style:font-size-complex="10pt" style:font-style-complex="italic"/>
    </style:style>
    <style:style style:name="T8" style:family="text">
      <style:text-properties officeooo:rsid="003e92ca"/>
    </style:style>
    <style:style style:name="T9" style:family="text">
      <style:text-properties officeooo:rsid="00485bf9"/>
    </style:style>
    <style:style style:name="T10" style:family="text">
      <style:text-properties style:font-name="Calibri Light" fo:font-weight="normal" officeooo:rsid="004a1de5" style:font-weight-asian="normal" style:font-weight-complex="normal"/>
    </style:style>
    <style:style style:name="T11" style:family="text">
      <style:text-properties style:font-name="Calibri Light" fo:font-weight="normal" officeooo:rsid="004a22ce" style:font-weight-asian="normal" style:font-weight-complex="normal"/>
    </style:style>
    <style:style style:name="T12" style:family="text">
      <style:text-properties officeooo:rsid="004d4182"/>
    </style:style>
    <style:style style:name="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Q&amp;A</text:p>
      <text:p text:style-name="P14"/>
      <text:p text:style-name="P15">Veranstaltung:</text:p>
      <text:list xml:id="list5552947411956915651" text:style-name="L1">
        <text:list-item>
          <text:p text:style-name="P17">Gibt es immer zu einer Kernveranstaltung <text:span text:style-name="T9">separate </text:span>praktische Übungen, oder kann die Kernveranstaltung selbst in Gruppen aufgeteilt sein?</text:p>
          <text:list>
            <text:list-item>
              <text:p text:style-name="P18">Bsp.: Dozent möchte innerhalb eines Wahlpflichtfachs die Studierenden in Gruppen aufteilen (<text:span text:style-name="T12">im Rahmen eines</text:span> Termin<text:span text:style-name="T12">s)</text:span></text:p>
              <text:list>
                <text:list-item>
                  <text:p text:style-name="P22">A:</text:p>
                </text:list-item>
              </text:list>
            </text:list-item>
          </text:list>
        </text:list-item>
      </text:list>
      <text:p text:style-name="P9"/>
      <text:p text:style-name="P11">Team:</text:p>
      <text:list xml:id="list3014693350965384687" text:style-name="L2">
        <text:list-item>
          <text:p text:style-name="P19">Können Teams innerhalb einer Veranstaltung gebildet werden, wenn diese keine Gruppenaufteilung beinhaltet?</text:p>
          <text:list>
            <text:list-item>
              <text:p text:style-name="P23">A:</text:p>
            </text:list-item>
          </text:list>
        </text:list-item>
      </text:list>
      <text:p text:style-name="P9"/>
      <text:p text:style-name="P12">Anmeldung:</text:p>
      <text:list xml:id="list8158484399636579306" text:style-name="L3">
        <text:list-item>
          <text:p text:style-name="P26"><text:span text:style-name="T10">Ist </text:span><text:span text:style-name="T11">die </text:span><text:span text:style-name="T10">max</text:span><text:span text:style-name="T11">i</text:span><text:span text:style-name="T10">male Anzahl der Teilnehmer einer Veranstaltung im Vorfeld </text:span><text:span text:style-name="T11">definiert</text:span><text:span text:style-name="T10">?</text:span></text:p>
          <text:list>
            <text:list-item>
              <text:p text:style-name="P25">Siehe 2015_30_11-ProductOwnerMeeting</text:p>
            </text:list-item>
          </text:list>
        </text:list-item>
        <text:list-item>
          <text:p text:style-name="P20">Ist die Anzahl der Gruppen einer Veranstaltung im Vorfeld definiert?</text:p>
          <text:list>
            <text:list-item>
              <text:p text:style-name="P25">Siehe 2015_30_11-ProductOwnerMeeting</text:p>
            </text:list-item>
          </text:list>
        </text:list-item>
      </text:list>
      <text:p text:style-name="P10"/>
      <text:p text:style-name="P13">Sortieralgorithmus:</text:p>
      <text:list xml:id="list8437141033556361410" text:style-name="L4">
        <text:list-item>
          <text:p text:style-name="P21">Soll die Hochschule den Sortiervorgang mittels Prioritäten beeinflussen können</text:p>
          <text:list>
            <text:list-item>
              <text:p text:style-name="P24">Siehe 2015_30_11-ProductOwnerMeetin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officeooo:paragraph-rsid="00298643"/>
    </style:style>
    <style:style style:name="MP2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size="10pt" fo:font-style="italic" fo:font-weight="normal" officeooo:rsid="002e3382" officeooo:paragraph-rsid="0038fc2b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tyle="italic" fo:font-weight="normal" officeooo:rsid="00298643" officeooo:paragraph-rsid="00298643" style:font-style-asian="italic" style:font-weight-asian="normal" style:font-style-complex="italic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ize="12pt" fo:font-style="italic" fo:font-weight="normal" officeooo:paragraph-rsid="00220813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weight="normal" officeooo:paragraph-rsid="00220813" style:font-weight-asian="normal" style:font-weight-complex="normal"/>
    </style:style>
    <style:style style:name="MP6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officeooo:rsid="00220813" officeooo:paragraph-rsid="00220813"/>
    </style:style>
    <style:style style:name="MP7" style:family="paragraph" style:parent-style-name="Header">
      <style:text-properties officeooo:rsid="00220813" officeooo:paragraph-rsid="00220813"/>
    </style:style>
    <style:style style:name="MP8" style:family="paragraph" style:parent-style-name="Footer">
      <style:paragraph-properties fo:text-align="center" style:justify-single-word="false"/>
    </style:style>
    <style:style style:name="MT1" style:family="text">
      <style:text-properties officeooo:rsid="00220813"/>
    </style:style>
    <style:style style:name="MT2" style:family="text">
      <style:text-properties fo:font-size="10pt" officeooo:rsid="00220813" style:font-size-asian="10pt" style:font-size-complex="10pt"/>
    </style:style>
    <style:style style:name="MT3" style:family="text">
      <style:text-properties style:font-name="Calibri" fo:font-size="10pt" fo:font-style="italic" officeooo:rsid="00220813" style:font-size-asian="10pt" style:font-style-asian="italic" style:font-size-complex="10pt" style:font-style-complex="italic"/>
    </style:style>
    <style:style style:name="MT4" style:family="text">
      <style:text-properties style:font-name="Calibri" fo:font-size="10pt" fo:language="en" fo:country="US" fo:font-style="italic" officeooo:rsid="00220813" style:font-size-asian="10pt" style:font-style-asian="italic" style:font-size-complex="10pt" style:font-style-complex="italic"/>
    </style:style>
    <style:style style:name="MT5" style:family="text">
      <style:text-properties style:font-name="Calibri" fo:font-size="10pt" fo:font-style="italic" officeooo:rsid="003e92ca" style:font-size-asian="10pt" style:font-style-asian="italic" style:font-size-complex="10pt" style:font-style-complex="italic"/>
    </style:style>
    <style:style style:name="MT6" style:family="text">
      <style:text-properties style:font-name="Calibri" fo:font-size="10pt" fo:font-style="italic" fo:font-weight="normal" officeooo:rsid="00220813" style:font-size-asian="10pt" style:font-style-asian="italic" style:font-weight-asian="normal" style:font-size-complex="10pt" style:font-style-complex="italic" style:font-weight-complex="normal"/>
    </style:style>
    <style:style style:name="MT7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8" style:family="text">
      <style:text-properties officeooo:rsid="003e92ca"/>
    </style:style>
    <style:style style:name="M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693in" fo:margin-left="0in" fo:margin-right="0in" fo:margin-bottom="0.0398in" fo:border-top="none" fo:border-bottom="0.06pt solid #dddddd" fo:border-left="none" fo:border-right="none" fo:padding="0.0193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width="0.4862in" svg:height="0.4862in" draw:z-index="0"><draw:image xlink:href="Pictures/100000000000002300000023A44C9586.jpg" xlink:type="simple" xlink:show="embed" xlink:actuate="onLoad"/></draw:frame><text:span text:style-name="MT1"> <text:s text:c="11"/></text:span><text:span text:style-name="MT2"><text:s/></text:span><text:span text:style-name="MT3">Software </text:span><text:span text:style-name="MT4">Engineering</text:span><text:span text:style-name="MT3"> </text:span><text:span text:style-name="MT5">2 –</text:span><text:span text:style-name="MT3"> </text:span><text:span text:style-name="MT5">WS</text:span><text:span text:style-name="MT3">15</text:span><text:span text:style-name="MT5">/16</text:span><text:span text:style-name="MT3"> -</text:span><text:span text:style-name="MT6"> </text:span><text:span text:style-name="MT7">Prof. Dr. Olaf Zukunft</text:span></text:p>
        <text:p text:style-name="MP2"><text:tab/><text:span text:style-name="MT8">UniKit - Glossar</text:span></text:p>
        <text:p text:style-name="MP3"><text:tab/></text:p>
        <text:p text:style-name="MP4"/>
        <text:p text:style-name="MP5"><text:tab/></text:p>
        <text:p text:style-name="MP6"/>
        <text:p text:style-name="MP6"><text:tab/></text:p>
        <text:p text:style-name="MP7"><text:tab/></text:p>
      </style:header>
      <style:footer>
        <text:p text:style-name="MP8"><text:page-number text:select-page="current">1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2:44:20.064000000</meta:creation-date>
    <dc:date>2015-10-30T21:31:43.412000000</dc:date>
    <meta:editing-duration>PT8H36M29S</meta:editing-duration>
    <meta:editing-cycles>39</meta:editing-cycles>
    <meta:generator>LibreOffice/4.4.5.2$Windows_x86 LibreOffice_project/a22f674fd25a3b6f45bdebf25400ed2adff0ff99</meta:generator>
    <meta:document-statistic meta:table-count="0" meta:image-count="1" meta:object-count="0" meta:page-count="1" meta:paragraph-count="23" meta:word-count="112" meta:character-count="850" meta:non-whitespace-character-count="749"/>
  </office:meta>
</office:document-meta>
</file>